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3-6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ern U. (0-4)</text:p>
          </table:table-cell>
          <table:table-cell office:value-type="string">
            <text:p>15</text:p>
          </table:table-cell>
          <table:table-cell office:value-type="string">
            <text:p>15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44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51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280</text:p>
          </table:table-cell>
        </table:table-row>
        <table:table-row>
          <table:table-cell office:value-type="string">
            <text:p>Southern U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0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.29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-.050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47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.00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32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10</text:p>
          </table:table-cell>
          <table:table-cell office:value-type="string">
            <text:p>81</text:p>
          </table:table-cell>
          <table:table-cell office:value-type="string">
            <text:p>.420</text:p>
          </table:table-cell>
          <table:table-cell office:value-type="string">
            <text:p>40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6.0</text:p>
          </table:table-cell>
        </table:table-row>
      </table:table>
      <table:table table:name="Sheet 3">
        <table:table-row>
          <table:table-cell office:value-type="string">
            <text:p>Southern U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riah Clayt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Ranaja Taylor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Vaterra Calai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Arabella Hall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ailey Jeffer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Paige Hall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3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Sameera Mohame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olaimoana Johnson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elby Joll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Brianna Hawkins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Darrah Moo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Princess Stark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3</text:p>
          </table:table-cell>
          <table:table-cell office:value-type="string">
            <text:p>11</text:p>
          </table:table-cell>
          <table:table-cell office:value-type="string">
            <text:p>73</text:p>
          </table:table-cell>
          <table:table-cell office:value-type="string">
            <text:p>.164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